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10AC618E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 officeooo:rsid="0015741c" officeooo:paragraph-rsid="0015741c"/>
    </style:style>
    <style:style style:name="P2" style:family="paragraph" style:parent-style-name="Text_20_body">
      <style:text-properties officeooo:rsid="0015741c" officeooo:paragraph-rsid="0015741c"/>
    </style:style>
    <style:style style:name="P3" style:family="paragraph" style:parent-style-name="Text_20_body">
      <style:text-properties officeooo:rsid="00201bbd" officeooo:paragraph-rsid="00201bbd"/>
    </style:style>
    <style:style style:name="P4" style:family="paragraph" style:parent-style-name="Heading_20_2">
      <style:text-properties fo:language="en" fo:country="US" officeooo:rsid="00152ac6" officeooo:paragraph-rsid="00152ac6"/>
    </style:style>
    <style:style style:name="P5" style:family="paragraph" style:parent-style-name="Text_20_body">
      <style:text-properties officeooo:rsid="001a1ede" officeooo:paragraph-rsid="001d6d08"/>
    </style:style>
    <style:style style:name="P6" style:family="paragraph" style:parent-style-name="Text_20_body">
      <style:text-properties officeooo:rsid="001d6d08" officeooo:paragraph-rsid="001d8c6a"/>
    </style:style>
    <style:style style:name="P7" style:family="paragraph" style:parent-style-name="Example">
      <style:paragraph-properties fo:margin-top="0.0598in" fo:margin-bottom="0.0598in" style:contextual-spacing="false"/>
    </style:style>
    <style:style style:name="P8" style:family="paragraph" style:parent-style-name="Example">
      <style:paragraph-properties fo:margin-top="0in" fo:margin-bottom="0.0598in" style:contextual-spacing="false"/>
    </style:style>
    <style:style style:name="P9" style:family="paragraph" style:parent-style-name="Text_20_body">
      <style:text-properties officeooo:rsid="001fba50" officeooo:paragraph-rsid="0024411f"/>
    </style:style>
    <style:style style:name="P10" style:family="paragraph" style:parent-style-name="Text_20_body" style:list-style-name="L1">
      <style:text-properties officeooo:paragraph-rsid="0024411f"/>
    </style:style>
    <style:style style:name="P11" style:family="paragraph" style:parent-style-name="Text_20_body" style:list-style-name="L1">
      <style:text-properties officeooo:rsid="0025b566" officeooo:paragraph-rsid="0025b566"/>
    </style:style>
    <style:style style:name="P12" style:family="paragraph" style:parent-style-name="Text_20_body">
      <style:text-properties officeooo:paragraph-rsid="001d8c6a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Standard">
      <style:text-properties fo:language="en" fo:country="US" officeooo:rsid="000ef67c" officeooo:paragraph-rsid="000ef67c"/>
    </style:style>
    <style:style style:name="P15" style:family="paragraph" style:parent-style-name="Standard" style:list-style-name="L2">
      <style:text-properties fo:language="en" fo:country="US" officeooo:rsid="000ef67c" officeooo:paragraph-rsid="000ef67c"/>
    </style:style>
    <style:style style:name="P16" style:family="paragraph" style:parent-style-name="Standard">
      <style:text-properties fo:language="en" fo:country="US" officeooo:rsid="000ef67c" officeooo:paragraph-rsid="0014f43c"/>
    </style:style>
    <style:style style:name="P17" style:family="paragraph" style:parent-style-name="Standard">
      <style:text-properties fo:language="en" fo:country="US" officeooo:rsid="001346cf" officeooo:paragraph-rsid="001346cf"/>
    </style:style>
    <style:style style:name="P18" style:family="paragraph" style:parent-style-name="Standard">
      <style:text-properties fo:language="en" fo:country="US" officeooo:rsid="0013c639" officeooo:paragraph-rsid="0013c63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b569"/>
    </style:style>
    <style:style style:name="T3" style:family="text">
      <style:text-properties fo:language="en" fo:country="US" officeooo:rsid="00185ce7"/>
    </style:style>
    <style:style style:name="T4" style:family="text">
      <style:text-properties fo:language="en" fo:country="US" officeooo:rsid="0019f0be"/>
    </style:style>
    <style:style style:name="T5" style:family="text">
      <style:text-properties fo:language="en" fo:country="US" officeooo:rsid="001af632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lt" fo:country="LT" officeooo:rsid="001af647"/>
    </style:style>
    <style:style style:name="T9" style:family="text">
      <style:text-properties fo:language="lt" fo:country="LT" officeooo:rsid="001af632"/>
    </style:style>
    <style:style style:name="T10" style:family="text">
      <style:text-properties fo:language="lt" fo:country="LT" officeooo:rsid="001d6d08"/>
    </style:style>
    <style:style style:name="T11" style:family="text">
      <style:text-properties fo:language="lt" fo:country="LT"/>
    </style:style>
    <style:style style:name="T12" style:family="text">
      <style:text-properties fo:language="lt" fo:country="LT" officeooo:rsid="001d8c6a"/>
    </style:style>
    <style:style style:name="T13" style:family="text">
      <style:text-properties fo:language="lt" fo:country="LT" officeooo:rsid="00225376"/>
    </style:style>
    <style:style style:name="T14" style:family="text">
      <style:text-properties fo:language="lt" fo:country="LT" fo:font-weight="bold" officeooo:rsid="001d8c6a" style:font-weight-asian="bold" style:font-weight-complex="bold"/>
    </style:style>
    <style:style style:name="T15" style:family="text">
      <style:text-properties fo:color="#ff0000" loext:opacity="100%" fo:font-weight="bold" style:font-weight-asian="bold" style:font-weight-complex="bold"/>
    </style:style>
    <style:style style:name="T16" style:family="text">
      <style:text-properties fo:language="en" fo:country="US" officeooo:rsid="00202e81"/>
    </style:style>
    <style:style style:name="T17" style:family="text">
      <style:text-properties fo:language="en" fo:country="US" officeooo:rsid="001a1ede"/>
    </style:style>
    <style:style style:name="T18" style:family="text">
      <style:text-properties fo:language="en" fo:country="US" officeooo:rsid="0020bf9f"/>
    </style:style>
    <style:style style:name="T19" style:family="text">
      <style:text-properties fo:language="en" fo:country="US" officeooo:rsid="0024411f"/>
    </style:style>
    <style:style style:name="T20" style:family="text">
      <style:text-properties fo:language="en" fo:country="US" officeooo:rsid="0025b566"/>
    </style:style>
    <style:style style:name="T21" style:family="text">
      <style:text-properties fo:language="en" fo:country="US" fo:font-weight="bold" officeooo:rsid="0024411f" style:font-weight-asian="bold" style:font-weight-complex="bold"/>
    </style:style>
    <style:style style:name="T22" style:family="text">
      <style:text-properties fo:language="en" fo:country="US" officeooo:rsid="00225376"/>
    </style:style>
    <style:style style:name="T23" style:family="text">
      <style:text-properties fo:language="en" fo:country="US" fo:font-weight="normal" officeooo:rsid="00225376" style:font-weight-asian="normal" style:font-weight-complex="normal"/>
    </style:style>
    <style:style style:name="T24" style:family="text">
      <style:text-properties fo:language="en" fo:country="US" fo:font-weight="bold" officeooo:rsid="00225376" style:font-weight-asian="bold" style:font-weight-complex="bold"/>
    </style:style>
    <style:style style:name="T25" style:family="text">
      <style:text-properties officeooo:rsid="0014f43c"/>
    </style:style>
    <style:style style:name="T26" style:family="text">
      <style:text-properties officeooo:rsid="00108a37"/>
    </style:style>
    <style:style style:name="T2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econditions</text:h>
      <text:p text:style-name="P2"><text:span text:style-name="T1">You will need latest version of Visual Studio </text:span><text:span text:style-name="T2">and .NET 9</text:span><text:span text:style-name="T1">. </text:span><text:span text:style-name="T3">Different versions of the NorthWind database you can to download from </text:span><text:a xlink:type="simple" xlink:href="https://code.google.com/archive/p/northwindextended/downloads" text:style-name="Internet_20_link" text:visited-style-name="Visited_20_Internet_20_Link"><text:span text:style-name="T3">Google</text:span></text:a><text:span text:style-name="T3"> site. <text:s/>There is no need to download SQLite version: a copy of this file is <text:s/>included into this tutorial. </text:span><text:span text:style-name="T4">You will need SQLite browser </text:span><text:span text:style-name="T5">if you will be </text:span><text:span text:style-name="T4">working with this database. Download it from </text:span><text:a xlink:type="simple" xlink:href="https://sqlitebrowser.org/dl/" text:style-name="Internet_20_link" text:visited-style-name="Visited_20_Internet_20_Link"><text:span text:style-name="T4">sqlitebrowser</text:span></text:a><text:span text:style-name="T4"> site. </text:span></text:p>
      <text:p text:style-name="P3"><text:span text:style-name="T4">A</text:span><text:span text:style-name="T1">rchyve </text:span><text:a xlink:type="simple" xlink:href="https://github.com/gbukauskas/BlazorTutor" text:style-name="Internet_20_link" text:visited-style-name="Visited_20_Internet_20_Link"><text:span text:style-name="T1">https://github.com/gbukauskas/BlazorTutor</text:span></text:a><text:span text:style-name="T1"> has collection of branches </text:span><text:span text:style-name="T6">BlazorTutor_xx</text:span><text:span text:style-name="T7">. The number xx corresponds to a step in this document.</text:span></text:p>
      <text:h text:style-name="P4" text:outline-level="2">Step 1: create the application</text:h>
      <text:p text:style-name="P5"><text:span text:style-name="T1">Create new application using “Blazor Web App” template. </text:span><text:span text:style-name="T8">On next screen d</text:span><text:span text:style-name="T5">on’t check flag "</text:span><text:span text:style-name="T9">Place solution and project in the same directory". </text:span><text:span text:style-name="T8">All </text:span><text:span text:style-name="T9">other values you can change </text:span><text:span text:style-name="T8">there</text:span><text:span text:style-name="T9">.</text:span><text:span text:style-name="T1"> </text:span><text:span text:style-name="T8">Uncheck flag "Configure for Https" on last screen, </text:span><text:span text:style-name="T10">exclude interactive render mode</text:span><text:span text:style-name="T8"> and click "Create“ button:</text:span></text:p>
      <text:p text:style-name="P6"><draw:frame draw:style-name="fr1" draw:name="Image1" text:anchor-type="char" svg:width="6.9252in" svg:height="4.652in" draw:z-index="0"><draw:image xlink:href="Pictures/100000010000031200000210AC618E2A.png" xlink:type="simple" xlink:show="embed" xlink:actuate="onLoad" draw:mime-type="image/png"/></draw:frame><text:span text:style-name="T8">T</text:span><text:span text:style-name="T11">hese settings will create Static Server Render page.</text:span><text:span text:style-name="T8"> <text:s/></text:span><text:span text:style-name="T12">Interactive render mode may be set to "Server": you can change it later at any moment by adding </text:span><text:span text:style-name="T13">or removing </text:span><text:span text:style-name="T14">AddInteractiveServerRenderMode() </text:span><text:span text:style-name="T12">command:</text:span></text:p>
      <text:p text:style-name="P7">app.MapStaticAssets();</text:p>
      <text:p text:style-name="P8">app.MapRazorComponents&lt;App&gt;()</text:p>
      <text:p text:style-name="P8"><text:s text:c="3"/><text:span text:style-name="T15"><text:s/>.AddInteractiveServerRenderMode();</text:span></text:p>
      <text:p text:style-name="Example"><text:soft-page-break/>app.Run();</text:p>
      <text:p text:style-name="P9"><text:span text:style-name="T16">Install Entity Framework Core. The process is described in the "</text:span><text:a xlink:type="simple" xlink:href="https://www.entityframeworktutorial.net/efcore/install-entity-framework-core.aspx" text:style-name="Internet_20_link" text:visited-style-name="Visited_20_Internet_20_Link"><text:span text:style-name="T16">https://www.entityframeworktutorial.net/efcore/install-entity-framework-core.aspx</text:span></text:a><text:span text:style-name="T16">". <text:s/></text:span><text:span text:style-name="T17">A</text:span><text:span text:style-name="T1">dd Nort</text:span><text:span text:style-name="T18">h</text:span><text:span text:style-name="T1">Wind database and generate Entity framework classes for your database. </text:span><text:span text:style-name="T16">Follow the "</text:span><text:a xlink:type="simple" xlink:href="https://www.entityframeworktutorial.net/efcore/create-model-for-existing-database-in-ef-core.aspx" text:style-name="Internet_20_link" text:visited-style-name="Visited_20_Internet_20_Link"><text:span text:style-name="T16">https://www.entityframeworktutorial.net/efcore/create-model-for-existing-database-in-ef-core.aspx</text:span></text:a><text:span text:style-name="T16">" <text:s/>article. </text:span><text:span text:style-name="T19">I selected SQLite because of a simple installation. After selecting another DB engine you will need:</text:span></text:p>
      <text:list text:style-name="L1">
        <text:list-item>
          <text:p text:style-name="P10"><text:span text:style-name="T19">install the database on your local computer,</text:span></text:p>
        </text:list-item>
        <text:list-item>
          <text:p text:style-name="P10"><text:span text:style-name="T19">change </text:span><text:span text:style-name="T20">command </text:span><text:span text:style-name="T21">options.UseSqlite</text:span><text:span text:style-name="T19"> in the </text:span><text:span text:style-name="T21">Program.cs</text:span><text:span text:style-name="T19"> file,</text:span></text:p>
        </text:list-item>
        <text:list-item>
          <text:p text:style-name="P11"><text:span text:style-name="T19">m</text:span><text:span text:style-name="T1">odify connection string in the </text:span><text:span text:style-name="T6">appsettings.json</text:span><text:span text:style-name="T1"> file,</text:span></text:p>
        </text:list-item>
        <text:list-item>
          <text:p text:style-name="P11"><text:span text:style-name="T1">change </text:span><text:span text:style-name="T6">HasColumnType</text:span><text:span text:style-name="T1"> in all files inside </text:span><text:span text:style-name="T6">DBContex/Models</text:span><text:span text:style-name="T1"> directory.</text:span></text:p>
        </text:list-item>
      </text:list>
      <text:p text:style-name="P9"><text:span text:style-name="T22">S</text:span><text:span text:style-name="T23">caffolding generates </text:span><text:span text:style-name="T22">long </text:span><text:span text:style-name="T24">OnModelCreating </text:span><text:span text:style-name="T23">procedure. You can split it using partial files but it would be better to move the configuration into entity classes. Look at the NorthwindContext.cs file and entities in the Models directory.</text:span></text:p>
      <text:p text:style-name="P12"><text:span text:style-name="T17">Read instructions on </text:span><text:a xlink:type="simple" xlink:href="https://learn.microsoft.com/en-us/training/modules/build-your-first-blazor-web-app/" text:style-name="Internet_20_link" text:visited-style-name="Visited_20_Internet_20_Link"><text:span text:style-name="T17">Microsoft</text:span></text:a><text:span text:style-name="T17"> site in case of trouble. </text:span></text:p>
      <text:h text:style-name="P13" text:outline-level="2">Step 2: attach tests</text:h>
      <text:p text:style-name="P14">NorthwindContext will be used in two modules:</text:p>
      <text:list text:style-name="L2">
        <text:list-item>
          <text:p text:style-name="P15">WEB application</text:p>
        </text:list-item>
        <text:list-item>
          <text:p text:style-name="P15">xUnit tests.</text:p>
        </text:list-item>
      </text:list>
      <text:p text:style-name="P16">For this reason, a new application, ClassLibraryDatabase, was created and the NorthwindContext.cs file was moved <text:span text:style-name="T25">in</text:span>to it. In the transferred file, I changed the namespace names <text:span text:style-name="T25">for</text:span> match<text:span text:style-name="T25">ing</text:span> the<text:span text:style-name="T26">m</text:span> names <text:span text:style-name="T25">of the </text:span>director<text:span text:style-name="T25">ies</text:span>.</text:p>
      <text:p text:style-name="P16">I added a static function <text:span text:style-name="T27">CreateDBcontext</text:span> <text:span text:style-name="T25">i</text:span>n the <text:span text:style-name="T25">auto</text:span>generated NorthwindContext file. <text:span text:style-name="T25">This function</text:span> allows <text:span text:style-name="T25">me</text:span> to create a DB context for tests.</text:p>
      <text:p text:style-name="P17">xUnit tests <text:span text:style-name="T25">work with a separate </text:span>copy the database and <text:span text:style-name="T25">do not touch</text:span> a <text:span text:style-name="T25">real </text:span>DB context. This code is executed only once before the first test starts.</text:p>
      <text:p text:style-name="P18">The <text:span text:style-name="T27">Test1</text:span> method tests all tables and views in NorthWind database. You can split this method if you wish. Don’t forget to correct Assert statement after correcting any filtering condition.</text:p>
      <text:p text:style-name="P18">Some views in the NorthWind were modified because of incorrect data filte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lock_20_Quotation" style:display-name="Block Quotation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Example" style:family="paragraph" style:parent-style-name="Block_20_Quotation">
      <loext:graphic-properties draw:fill="solid" draw:fill-color="#dee6ef"/>
      <style:paragraph-properties fo:margin-top="0in" fo:margin-bottom="0.0972in" style:contextual-spacing="false" fo:text-align="start" style:justify-single-word="false" fo:background-color="#dee6ef" style:writing-mode="lr-tb"/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0:50:36.184000000</meta:creation-date>
    <dc:date>2025-03-04T11:03:38.085000000</dc:date>
    <meta:editing-duration>PT2H21M3S</meta:editing-duration>
    <meta:editing-cycles>21</meta:editing-cycles>
    <meta:generator>LibreOffice/24.8.5.2$Windows_X86_64 LibreOffice_project/fddf2685c70b461e7832239a0162a77216259f22</meta:generator>
    <meta:document-statistic meta:table-count="0" meta:image-count="1" meta:object-count="0" meta:page-count="2" meta:paragraph-count="26" meta:word-count="423" meta:character-count="2964" meta:non-whitespace-character-count="2562"/>
  </office:meta>
</office:document-meta>
</file>